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5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daiptim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mage dimensions 100x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51506ns or 0.000051506s</text:p>
          </table:table-cell>
          <table:table-cell/>
          <table:table-cell office:value-type="float" office:value="51506" calcext:value-type="float">
            <text:p>51506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70335" calcext:value-type="float">
            <text:p>70335</text:p>
          </table:table-cell>
        </table:table-row>
        <table:table-row table:style-name="ro1">
          <table:table-cell office:value-type="string" calcext:value-type="string">
            <text:p>Time elapsed was 70335ns or 0.000070335s</text:p>
          </table:table-cell>
          <table:table-cell/>
          <table:table-cell office:value-type="float" office:value="52356" calcext:value-type="float">
            <text:p>52356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53578" calcext:value-type="float">
            <text:p>53578</text:p>
          </table:table-cell>
        </table:table-row>
        <table:table-row table:style-name="ro1">
          <table:table-cell office:value-type="string" calcext:value-type="string">
            <text:p>Time elapsed was 52356ns or 0.000052356s</text:p>
          </table:table-cell>
          <table:table-cell/>
          <table:table-cell office:value-type="float" office:value="53649" calcext:value-type="float">
            <text:p>53649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99462" calcext:value-type="float">
            <text:p>99462</text:p>
          </table:table-cell>
        </table:table-row>
        <table:table-row table:style-name="ro1">
          <table:table-cell office:value-type="string" calcext:value-type="string">
            <text:p>Time elapsed was 53578ns or 0.000053578s</text:p>
          </table:table-cell>
          <table:table-cell/>
          <table:table-cell office:value-type="float" office:value="51672" calcext:value-type="float">
            <text:p>51672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62632" calcext:value-type="float">
            <text:p>62632</text:p>
          </table:table-cell>
        </table:table-row>
        <table:table-row table:style-name="ro1">
          <table:table-cell office:value-type="string" calcext:value-type="string">
            <text:p>Time elapsed was 53649ns or 0.000053649s</text:p>
          </table:table-cell>
          <table:table-cell/>
          <table:table-cell office:value-type="float" office:value="52992" calcext:value-type="float">
            <text:p>52992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56012" calcext:value-type="float">
            <text:p>56012</text:p>
          </table:table-cell>
        </table:table-row>
        <table:table-row table:style-name="ro1">
          <table:table-cell office:value-type="string" calcext:value-type="string">
            <text:p>Time elapsed was 99462ns or 0.00009946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table:formula="of:=AVERAGE([.C2:.C11])" office:value-type="float" office:value="60419.4" calcext:value-type="float">
            <text:p>60419.4</text:p>
          </table:table-cell>
        </table:table-row>
        <table:table-row table:style-name="ro1">
          <table:table-cell office:value-type="string" calcext:value-type="string">
            <text:p>Time elapsed was 51672ns or 0.00005167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62632ns or 0.00006263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52992ns or 0.00005299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lapsed was 56012ns or 0.000056012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12:30:34.639454032</dc:date>
    <meta:editing-duration>PT2M1S</meta:editing-duration>
    <meta:editing-cycles>3</meta:editing-cycles>
    <meta:generator>LibreOffice/6.0.7.3$Linux_X86_64 LibreOffice_project/00m0$Build-3</meta:generator>
    <meta:document-statistic meta:table-count="1" meta:cell-count="31" meta:object-count="0"/>
  </office:meta>
</office:document-meta>
</file>